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F" svg:font-family="" style:font-family-generic="roman"/>
    <style:font-face style:name="Lohit Devanagari" svg:font-family="'Lohit Devanagari'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2cm"/>
    </style:style>
    <style:style style:name="co2" style:family="table-column">
      <style:table-column-properties fo:break-before="auto" style:column-width="5.094cm"/>
    </style:style>
    <style:style style:name="co3" style:family="table-column">
      <style:table-column-properties fo:break-before="auto" style:column-width="5.459cm"/>
    </style:style>
    <style:style style:name="co4" style:family="table-column">
      <style:table-column-properties fo:break-before="auto" style:column-width="7.311cm"/>
    </style:style>
    <style:style style:name="co5" style:family="table-column">
      <style:table-column-properties fo:break-before="auto" style:column-width="4.565cm"/>
    </style:style>
    <style:style style:name="co6" style:family="table-column">
      <style:table-column-properties fo:break-before="auto" style:column-width="4.614cm"/>
    </style:style>
    <style:style style:name="co7" style:family="table-column">
      <style:table-column-properties fo:break-before="auto" style:column-width="4.069cm"/>
    </style:style>
    <style:style style:name="co8" style:family="table-column">
      <style:table-column-properties fo:break-before="auto" style:column-width="2.44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color="#2a6099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2a6099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4481c2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Arial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Arial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fo:border="0.06pt solid #000000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bold" style:font-name-complex="DejaVu Sans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1d4875" style:text-align-source="fix" style:repeat-content="false" fo:border-left="none" fo:border-right="none" fo:border-top="0.51pt solid #1d4875"/>
      <style:paragraph-properties fo:text-align="center"/>
      <style:text-properties fo:color="#ffffff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1d4875" style:text-align-source="fix" style:repeat-content="false" fo:border-left="0.06pt solid #1d4875" fo:border-right="none" fo:border-top="0.06pt solid #1d4875"/>
      <style:paragraph-properties fo:text-align="center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1d4875" style:text-align-source="fix" style:repeat-content="false" fo:border-left="0.06pt solid #1d4875" fo:border-right="none" fo:border-top="none"/>
      <style:paragraph-properties fo:text-align="center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eeeeee" fo:border="0.06pt solid #000000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DejaVu Sans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1d4875" fo:background-color="#1d4875" style:text-align-source="fix" style:repeat-content="false" fo:border-left="0.06pt solid #1d4875" fo:border-right="none" fo:border-top="0.06pt solid #1d4875"/>
      <style:paragraph-properties fo:text-align="center"/>
      <style:text-properties fo:color="#ffffff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1d4875" fo:background-color="#eeeeee" style:text-align-source="fix" style:repeat-content="false" fo:border-left="0.06pt solid #1d4875" fo:border-right="none" fo:border-top="0.06pt solid #1d4875"/>
      <style:paragraph-properties fo:text-align="center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1d4875" fo:background-color="#eeeeee" style:text-align-source="fix" style:repeat-content="false" fo:border-left="0.06pt solid #1d4875" fo:border-right="none" fo:border-top="none"/>
      <style:paragraph-properties fo:text-align="center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1d4875" style:text-align-source="fix" style:repeat-content="false" fo:background-color="transparent" fo:border-left="0.06pt solid #1d4875" fo:border-right="none" fo:border-top="0.06pt solid #1d4875"/>
      <style:paragraph-properties fo:text-align="center"/>
      <style:text-properties fo:color="#dee6ef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1d4875" style:text-align-source="fix" style:repeat-content="false" fo:border-left="0.06pt solid #1d4875" fo:border-right="none" fo:border-top="0.06pt solid #1d4875"/>
      <style:paragraph-properties fo:text-align="center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1d4875" style:text-align-source="fix" style:repeat-content="false" fo:border-left="0.06pt solid #1d4875" fo:border-right="none" fo:border-top="none"/>
      <style:paragraph-properties fo:text-align="center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1d4875"/>
      <style:paragraph-properties fo:text-align="center"/>
      <style:text-properties fo:color="#dee6ef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1d4875"/>
      <style:paragraph-properties fo:text-align="center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1d4875" style:text-align-source="fix" style:repeat-content="false" fo:border-left="0.06pt solid #1d4875" fo:border-right="0.06pt solid #1d4875" fo:border-top="none"/>
      <style:paragraph-properties fo:text-align="center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1"/>
          <table:table-cell table:style-name="ce21" table:number-columns-repeated="10"/>
        </table:table-row>
        <table:table-row table:style-name="ro1">
          <table:table-cell table:style-name="ce3" office:value-type="string" calcext:value-type="string" table:number-columns-spanned="3" table:number-rows-spanned="1">
            <text:p>PROMEDIO AÑO DE ESCOLARIDAD, DEPARTAMENTO Y ÁREA</text:p>
          </table:table-cell>
          <table:covered-table-cell table:number-columns-repeated="2" table:style-name="ce21"/>
          <table:table-cell table:style-name="ce21"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style-name="ce4" office:value-type="string" calcext:value-type="string" table:number-columns-spanned="2" table:number-rows-spanned="1">
            <text:p>FILTROS SELECCIONADOS</text:p>
          </table:table-cell>
          <table:covered-table-cell table:style-name="ce12"/>
          <table:table-cell table:number-columns-repeated="9"/>
        </table:table-row>
        <table:table-row table:style-name="ro2">
          <table:table-cell table:style-name="ce6" office:value-type="string" calcext:value-type="string">
            <text:p>OLIMPIADA</text:p>
          </table:table-cell>
          <table:table-cell table:style-name="ce14" office:value-type="string" calcext:value-type="string">
            <text:p>{d.filtros.olimpiada}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ETAPA</text:p>
          </table:table-cell>
          <table:table-cell table:style-name="ce14" office:value-type="string" calcext:value-type="string">
            <text:p>{d.filtros.etapa}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DEPARTAMENTO</text:p>
          </table:table-cell>
          <table:table-cell table:style-name="ce14" office:value-type="string" calcext:value-type="string">
            <text:p>{d.filtros.departamento}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DISTRITO</text:p>
          </table:table-cell>
          <table:table-cell table:style-name="ce14" office:value-type="string" calcext:value-type="string">
            <text:p>{d.filtros.distrito}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1" office:value-type="string" calcext:value-type="string">
            <text:p>Área</text:p>
          </table:table-cell>
          <table:table-cell table:style-name="ce24" office:value-type="string" calcext:value-type="string">
            <text:p>{d.cuerpo[0].contenido[i].nombre}</text:p>
          </table:table-cell>
          <table:table-cell table:style-name="ce24" office:value-type="string" calcext:value-type="string">
            <text:p>{d.cuerpo[0].contenido[i+1].nombre}</text:p>
          </table:table-cell>
          <table:table-cell table:style-name="ce27" table:number-columns-repeated="4"/>
          <table:table-cell table:style-name="ce30"/>
          <table:table-cell table:number-columns-repeated="3"/>
        </table:table-row>
        <table:table-row table:style-name="ro1">
          <table:table-cell table:style-name="ce19" office:value-type="string" calcext:value-type="string">
            <text:p>{d.cuerpo[i].fila}</text:p>
          </table:table-cell>
          <table:table-cell table:style-name="ce25" office:value-type="string" calcext:value-type="string">
            <text:p>{d.cuerpo[i].contenido[i].valor}</text:p>
          </table:table-cell>
          <table:table-cell table:style-name="ce19" office:value-type="string" calcext:value-type="string">
            <text:p>{d.cuerpo[i].contenido[i+1].valor}</text:p>
          </table:table-cell>
          <table:table-cell table:style-name="ce7" table:number-columns-repeated="4"/>
          <table:table-cell table:style-name="ce17"/>
          <table:table-cell table:number-columns-repeated="3"/>
        </table:table-row>
        <table:table-row table:style-name="ro1">
          <table:table-cell table:style-name="ce20" office:value-type="string" calcext:value-type="string">
            <text:p>{d.cuerpo[i+1].fila}</text:p>
          </table:table-cell>
          <table:table-cell table:style-name="ce26" office:value-type="string" calcext:value-type="string">
            <text:p>{d.cuerpo[i+1].contenido[i].valor}</text:p>
          </table:table-cell>
          <table:table-cell table:style-name="ce20" office:value-type="string" calcext:value-type="string">
            <text:p>{d.cuerpo[i+1].contenido[i+1].valor}</text:p>
          </table:table-cell>
          <table:table-cell table:style-name="ce13" table:number-columns-repeated="4"/>
          <table:table-cell table:style-name="ce18"/>
          <table:table-cell table:number-columns-repeated="3"/>
        </table:table-row>
        <table:table-row table:style-name="ro2" table:number-rows-repeated="5">
          <table:table-cell table:number-columns-repeated="11"/>
        </table:table-row>
        <table:table-row table:style-name="ro2">
          <table:table-cell table:number-columns-repeated="3"/>
          <table:table-cell table:style-name="ce21" table:number-columns-repeated="2"/>
          <table:table-cell table:number-columns-repeated="6"/>
        </table:table-row>
        <table:table-row table:style-name="ro2" table:number-rows-repeated="2">
          <table:table-cell table:number-columns-repeated="11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 table:style-name="ce2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F" svg:font-family="" style:font-family-generic="roman"/>
    <style:font-face style:name="Lohit Devanagari" svg:font-family="'Lohit Devanagari'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6:53:01.1671587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28T10:05:00.339437714</meta:creation-date>
    <meta:generator>LibreOffice/7.1.4.2$MacOSX_X86_64 LibreOffice_project/a529a4fab45b75fefc5b6226684193eb000654f6</meta:generator>
    <dc:date>2021-08-25T16:55:54.445473286</dc:date>
    <meta:editing-duration>PT39M16S</meta:editing-duration>
    <meta:editing-cycles>19</meta:editing-cycles>
    <meta:document-statistic meta:table-count="1" meta:cell-count="19" meta:object-count="0"/>
  </office:meta>
</office:document-meta>
</file>